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19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19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19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3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493888888888889cm" style:use-optimal-column-width="true"/>
    </style:style>
    <style:style style:name="co2" style:family="table-column">
      <style:table-column-properties fo:break-before="auto" style:column-width="1.65805555555556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1.94027777777778cm" style:use-optimal-column-width="true"/>
    </style:style>
    <style:style style:name="co5" style:family="table-column">
      <style:table-column-properties fo:break-before="auto" style:column-width="3.40430555555556cm" style:use-optimal-column-width="true"/>
    </style:style>
    <style:style style:name="co6" style:family="table-column">
      <style:table-column-properties fo:break-before="auto" style:column-width="2.34597222222222cm" style:use-optimal-column-width="true"/>
    </style:style>
    <style:style style:name="co7" style:family="table-column">
      <style:table-column-properties fo:break-before="auto" style:column-width="1.83444444444444cm" style:use-optimal-column-width="true"/>
    </style:style>
    <style:style style:name="co8" style:family="table-column">
      <style:table-column-properties fo:break-before="auto" style:column-width="4.02166666666667cm" style:use-optimal-column-width="true"/>
    </style:style>
    <style:style style:name="co9" style:family="table-column">
      <style:table-column-properties fo:break-before="auto" style:column-width="0.829027777777778cm"/>
    </style:style>
    <style:style style:name="co10" style:family="table-column">
      <style:table-column-properties fo:break-before="auto" style:column-width="1.05833333333333cm" style:use-optimal-column-width="true"/>
    </style:style>
    <style:style style:name="co11" style:family="table-column">
      <style:table-column-properties fo:break-before="auto" style:column-width="1.83444444444444cm"/>
    </style:style>
    <style:style style:name="ro1" style:family="table-row">
      <style:table-row-properties style:row-height="1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rror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3" table:default-cell-style-name="ce2"/>
        <table:table-column table:style-name="co11" table:number-columns-repeated="16369" table:default-cell-style-name="ce2"/>
        <table:table-row table:style-name="ro1">
          <table:table-cell table:style-name="ce2"/>
          <table:table-cell office:value-type="string" table:style-name="ce2">
            <text:p>日付</text:p>
          </table:table-cell>
          <table:table-cell office:value-type="string" table:style-name="ce2">
            <text:p>棋士1</text:p>
          </table:table-cell>
          <table:table-cell office:value-type="string" table:style-name="ce2">
            <text:p>棋士2</text:p>
          </table:table-cell>
          <table:table-cell office:value-type="string" table:style-name="ce2">
            <text:p>棋戦名</text:p>
          </table:table-cell>
          <table:table-cell office:value-type="string" table:style-name="ce2">
            <text:p>期数</text:p>
          </table:table-cell>
          <table:table-cell office:value-type="string" table:style-name="ce2">
            <text:p>詳細1</text:p>
          </table:table-cell>
          <table:table-cell office:value-type="string" table:style-name="ce2">
            <text:p><text:span text:style-name="T1">詳細</text:span><text:span text:style-name="T2">2</text:span></text:p>
          </table:table-cell>
          <table:table-cell office:value-type="string" table:style-name="ce2">
            <text:p><text:span text:style-name="T1">詳細</text:span><text:span text:style-name="T2">3</text:span></text:p>
          </table:table-cell>
          <table:table-cell office:value-type="string" table:style-name="ce2">
            <text:p>備考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4-06-17T00:00:00" table:style-name="ce5">
            <text:p>1954/6/17</text:p>
          </table:table-cell>
          <table:table-cell office:value-type="string" table:style-name="ce2">
            <text:p>板谷四郎</text:p>
          </table:table-cell>
          <table:table-cell office:value-type="string" table:style-name="ce2">
            <text:p>松浦卓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2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4-06-17T00:00:00" table:style-name="ce5">
            <text:p>1954/6/17</text:p>
          </table:table-cell>
          <table:table-cell office:value-type="string" table:style-name="ce2">
            <text:p>板谷四郎</text:p>
          </table:table-cell>
          <table:table-cell office:value-type="string" table:style-name="ce2">
            <text:p>松浦卓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4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4-06-18T00:00:00" table:style-name="ce5">
            <text:p>1954/6/18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京須行男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2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4-06-18T00:00:00" table:style-name="ce5">
            <text:p>1954/6/18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2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4-06-18T00:00:00" table:style-name="ce5">
            <text:p>1954/6/18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大和久彪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2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4-06-18T00:00:00" table:style-name="ce5">
            <text:p>1954/6/18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京須行男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4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4-06-18T00:00:00" table:style-name="ce5">
            <text:p>1954/6/18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3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4-06-18T00:00:00" table:style-name="ce5">
            <text:p>1954/6/18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大和久彪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3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4-07-07T00:00:00" table:style-name="ce5">
            <text:p>1954/7/7</text:p>
          </table:table-cell>
          <table:table-cell office:value-type="string" table:style-name="ce2">
            <text:p>板谷四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2組</text:p>
          </table:table-cell>
          <table:table-cell office:value-type="string" table:style-name="ce2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4-07-07T00:00:00" table:style-name="ce5">
            <text:p>1954/7/7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2組</text:p>
          </table:table-cell>
          <table:table-cell office:value-type="string" table:style-name="ce2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4-07-07T00:00:00" table:style-name="ce5">
            <text:p>1954/7/7</text:p>
          </table:table-cell>
          <table:table-cell office:value-type="string" table:style-name="ce2">
            <text:p>板谷四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4組</text:p>
          </table:table-cell>
          <table:table-cell office:value-type="string" table:style-name="ce2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4-07-07T00:00:00" table:style-name="ce5">
            <text:p>1954/7/7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3組</text:p>
          </table:table-cell>
          <table:table-cell office:value-type="string" table:style-name="ce2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5-02-13T00:00:00" table:style-name="ce5">
            <text:p>1955/2/13</text:p>
          </table:table-cell>
          <table:table-cell office:value-type="string" table:style-name="ce2">
            <text:p>花村元司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5-02-13T00:00:00" table:style-name="ce5">
            <text:p>1955/2/13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5-02-13T00:00:00" table:style-name="ce5">
            <text:p>1955/2/13</text:p>
          </table:table-cell>
          <table:table-cell office:value-type="string" table:style-name="ce2">
            <text:p>花村元司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5-02-13T00:00:00" table:style-name="ce5">
            <text:p>1955/2/13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5-04-02T00:00:00" table:style-name="ce5">
            <text:p>1955/4/2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5-04-02T00:00:00" table:style-name="ce5">
            <text:p>1955/4/2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4-06T00:00:00" table:style-name="ce5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4-06T00:00:00" table:style-name="ce5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1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4-24T00:00:00" table:style-name="ce5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4-24T00:00:00" table:style-name="ce5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2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4-29T00:00:00" table:style-name="ce5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4-29T00:00:00" table:style-name="ce5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3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5-29T00:00:00" table:style-name="ce5">
            <text:p>1957/5/29</text:p>
          </table:table-cell>
          <table:table-cell office:value-type="string" table:style-name="ce2">
            <text:p>清野静男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九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6組</text:p>
          </table:table-cell>
          <table:table-cell office:value-type="string" table:style-name="ce2">
            <text:p>02回戦</text:p>
          </table:table-cell>
          <table:table-cell office:value-type="string" table:style-name="ce4">
            <text:p>清野静男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5-29T00:00:00" table:style-name="ce5">
            <text:p>1957/5/29</text:p>
          </table:table-cell>
          <table:table-cell office:value-type="string" table:style-name="ce2">
            <text:p>清野静男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九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6組</text:p>
          </table:table-cell>
          <table:table-cell office:value-type="string" table:style-name="ce2">
            <text:p>02回戦</text:p>
          </table:table-cell>
          <table:table-cell office:value-type="string" table:style-name="ce6">
            <text:p>南口繁一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10-04T00:00:00" table:style-name="ce7">
            <text:p>1957/10/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4">
            <text:p>重複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10-14T00:00:00" table:style-name="ce7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4">
            <text:p>重複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8-03-26T00:00:00" table:style-name="ce5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8-03-26T00:00:00" table:style-name="ce5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8-04-04T00:00:00" table:style-name="ce5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8-04-04T00:00:00" table:style-name="ce5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1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8-04-12T00:00:00" table:style-name="ce5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8-04-12T00:00:00" table:style-name="ce5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2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9-04-05T00:00:00" table:style-name="ce5">
            <text:p>1959/4/5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9-04-05T00:00:00" table:style-name="ce5">
            <text:p>1959/4/5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9-04-16T00:00:00" table:style-name="ce5">
            <text:p>1959/4/16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9-04-16T00:00:00" table:style-name="ce5">
            <text:p>1959/4/16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1-10-27T00:00:00" table:style-name="ce5">
            <text:p>1961/10/27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高柳敏夫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10回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3組</text:p>
          </table:table-cell>
          <table:table-cell office:value-type="string" table:style-name="ce2">
            <text:p>01回戦</text:p>
          </table:table-cell>
          <table:table-cell office:value-type="string" table:style-name="ce4">
            <text:p>山川次彦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1-10-27T00:00:00" table:style-name="ce5">
            <text:p>1961/10/27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高柳敏夫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10回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3組</text:p>
          </table:table-cell>
          <table:table-cell office:value-type="string" table:style-name="ce2">
            <text:p>01回戦</text:p>
          </table:table-cell>
          <table:table-cell office:value-type="string" table:style-name="ce6">
            <text:p>高柳敏夫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1-11-02T00:00:00" table:style-name="ce5">
            <text:p>1961/11/2</text:p>
          </table:table-cell>
          <table:table-cell office:value-type="string" table:style-name="ce2">
            <text:p>市川伸</text:p>
          </table:table-cell>
          <table:table-cell office:value-type="string" table:style-name="ce2">
            <text:p>本間爽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4">
            <text:p>市川伸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1-11-02T00:00:00" table:style-name="ce5">
            <text:p>1961/11/2</text:p>
          </table:table-cell>
          <table:table-cell office:value-type="string" table:style-name="ce2">
            <text:p>市川伸</text:p>
          </table:table-cell>
          <table:table-cell office:value-type="string" table:style-name="ce2">
            <text:p>本間爽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6">
            <text:p>本間爽悦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2-02-27T00:00:00" table:style-name="ce5">
            <text:p>1962/2/27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2-02-27T00:00:00" table:style-name="ce5">
            <text:p>1962/2/27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2-03-07T00:00:00" table:style-name="ce5">
            <text:p>1962/3/7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2-03-07T00:00:00" table:style-name="ce5">
            <text:p>1962/3/7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2-09-14T00:00:00" table:style-name="ce5">
            <text:p>1962/9/14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2-09-14T00:00:00" table:style-name="ce5">
            <text:p>1962/9/14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2-10-02T00:00:00" table:style-name="ce5">
            <text:p>1962/10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2-10-02T00:00:00" table:style-name="ce5">
            <text:p>1962/10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3-04-17T00:00:00" table:style-name="ce5">
            <text:p>1963/4/1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3-04-17T00:00:00" table:style-name="ce5">
            <text:p>1963/4/1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3-06-14T00:00:00" table:style-name="ce5">
            <text:p>1963/6/14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3-06-14T00:00:00" table:style-name="ce5">
            <text:p>1963/6/14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5-01-08T00:00:00" table:style-name="ce5">
            <text:p>1965/1/8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06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4">
            <text:p>加藤博二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5-01-08T00:00:00" table:style-name="ce5">
            <text:p>1965/1/8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06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6">
            <text:p>坂口允彦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5-03-22T00:00:00" table:style-name="ce5">
            <text:p>1965/3/22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5-03-22T00:00:00" table:style-name="ce5">
            <text:p>1965/3/22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5-11-10T00:00:00" table:style-name="ce5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4">
            <text:p>岡崎史明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5-11-10T00:00:00" table:style-name="ce5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6">
            <text:p>高島弘光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7-02-06T00:00:00" table:style-name="ce5">
            <text:p>1967/2/6</text:p>
          </table:table-cell>
          <table:table-cell office:value-type="string" table:style-name="ce2">
            <text:p>佐伯昌優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7-02-06T00:00:00" table:style-name="ce5">
            <text:p>1967/2/6</text:p>
          </table:table-cell>
          <table:table-cell office:value-type="string" table:style-name="ce2">
            <text:p>佐伯昌優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7-02-15T00:00:00" table:style-name="ce5">
            <text:p>1967/2/15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佐藤庄平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7-02-15T00:00:00" table:style-name="ce5">
            <text:p>1967/2/15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佐藤庄平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03-29T00:00:00" table:style-name="ce5">
            <text:p>1968/3/29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一次予選</text:p>
          </table:table-cell>
          <table:table-cell office:value-type="string" table:style-name="ce2">
            <text:p>05組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03-29T00:00:00" table:style-name="ce5">
            <text:p>1968/3/29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一次予選</text:p>
          </table:table-cell>
          <table:table-cell office:value-type="string" table:style-name="ce2">
            <text:p>05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07-13T00:00:00" table:style-name="ce5">
            <text:p>1968/7/13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07-13T00:00:00" table:style-name="ce5">
            <text:p>1968/7/13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08-27T00:00:00" table:style-name="ce5">
            <text:p>1968/8/2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08-27T00:00:00" table:style-name="ce5">
            <text:p>1968/8/2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10-18T00:00:00" table:style-name="ce5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8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10-18T00:00:00" table:style-name="ce5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6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11-19T00:00:00" table:style-name="ce5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8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11-19T00:00:00" table:style-name="ce5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6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12-23T00:00:00" table:style-name="ce5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8組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12-23T00:00:00" table:style-name="ce5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6組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9-02-28T00:00:00" table:style-name="ce5">
            <text:p>1969/2/28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9-02-28T00:00:00" table:style-name="ce5">
            <text:p>1969/2/28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9-03-03T00:00:00" table:style-name="ce5">
            <text:p>1969/3/3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大友昇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9-03-03T00:00:00" table:style-name="ce5">
            <text:p>1969/3/3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大友昇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9-03-13T00:00:00" table:style-name="ce5">
            <text:p>1969/3/13</text:p>
          </table:table-cell>
          <table:table-cell office:value-type="string" table:style-name="ce2">
            <text:p>大友昇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9-03-13T00:00:00" table:style-name="ce5">
            <text:p>1969/3/13</text:p>
          </table:table-cell>
          <table:table-cell office:value-type="string" table:style-name="ce2">
            <text:p>大友昇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9-08-25T00:00:00" table:style-name="ce5">
            <text:p>1969/8/25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9-08-25T00:00:00" table:style-name="ce5">
            <text:p>1969/8/25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9-08-28T00:00:00" table:style-name="ce5">
            <text:p>1969/8/28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9-08-28T00:00:00" table:style-name="ce5">
            <text:p>1969/8/28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7-07T00:00:00" table:style-name="ce5">
            <text:p>1970/7/7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7-07T00:00:00" table:style-name="ce5">
            <text:p>1970/7/7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7-13T00:00:00" table:style-name="ce5">
            <text:p>1970/7/13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7-13T00:00:00" table:style-name="ce5">
            <text:p>1970/7/13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8-11T00:00:00" table:style-name="ce5">
            <text:p>1970/8/11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8-11T00:00:00" table:style-name="ce5">
            <text:p>1970/8/11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8-19T00:00:00" table:style-name="ce5">
            <text:p>1970/8/19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8-19T00:00:00" table:style-name="ce5">
            <text:p>1970/8/19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9-28T00:00:00" table:style-name="ce5">
            <text:p>1970/9/28</text:p>
          </table:table-cell>
          <table:table-cell office:value-type="string" table:style-name="ce2">
            <text:p>田辺一郎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4">
            <text:p>04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9-28T00:00:00" table:style-name="ce5">
            <text:p>1970/9/28</text:p>
          </table:table-cell>
          <table:table-cell office:value-type="string" table:style-name="ce2">
            <text:p>田辺一郎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6">
            <text:p>03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10-10T00:00:00" table:style-name="ce5">
            <text:p>1970/10/10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4">
            <text:p>03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10-10T00:00:00" table:style-name="ce5">
            <text:p>1970/10/10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6">
            <text:p>02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1-08-25T00:00:00" table:style-name="ce5">
            <text:p>1971/8/2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1-08-25T00:00:00" table:style-name="ce5">
            <text:p>1971/8/2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1-08-27T00:00:00" table:style-name="ce5">
            <text:p>1971/8/27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1-08-27T00:00:00" table:style-name="ce5">
            <text:p>1971/8/27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2-05-02T00:00:00" table:style-name="ce5">
            <text:p>1972/5/2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一次予選</text:p>
          </table:table-cell>
          <table:table-cell office:value-type="string" table:style-name="ce2">
            <text:p>08組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2-05-02T00:00:00" table:style-name="ce5">
            <text:p>1972/5/2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一次予選</text:p>
          </table:table-cell>
          <table:table-cell office:value-type="string" table:style-name="ce2">
            <text:p>08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2-08-09T00:00:00" table:style-name="ce5">
            <text:p>1972/8/9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2-08-09T00:00:00" table:style-name="ce5">
            <text:p>1972/8/9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2-08-29T00:00:00" table:style-name="ce5">
            <text:p>1972/8/29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2-08-29T00:00:00" table:style-name="ce5">
            <text:p>1972/8/29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5-02-12T00:00:00" table:style-name="ce5">
            <text:p>1975/2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5-02-12T00:00:00" table:style-name="ce5">
            <text:p>1975/2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5-03-12T00:00:00" table:style-name="ce5">
            <text:p>1975/3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5-03-12T00:00:00" table:style-name="ce5">
            <text:p>1975/3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6-03-15T00:00:00" table:style-name="ce5">
            <text:p>1976/3/1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6-03-15T00:00:00" table:style-name="ce5">
            <text:p>1976/3/1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6-03-23T00:00:00" table:style-name="ce5">
            <text:p>1976/3/2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6-03-23T00:00:00" table:style-name="ce5">
            <text:p>1976/3/2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6-07-29T00:00:00" table:style-name="ce5">
            <text:p>1976/7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6-07-29T00:00:00" table:style-name="ce5">
            <text:p>1976/7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6-08-10T00:00:00" table:style-name="ce5">
            <text:p>1976/8/1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6-08-10T00:00:00" table:style-name="ce5">
            <text:p>1976/8/1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07-05T00:00:00" table:style-name="ce5">
            <text:p>1977/7/5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白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07-05T00:00:00" table:style-name="ce5">
            <text:p>1977/7/5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09-15T00:00:00" table:style-name="ce5">
            <text:p>1977/9/15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09-15T00:00:00" table:style-name="ce5">
            <text:p>1977/9/15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09-28T00:00:00" table:style-name="ce5">
            <text:p>1977/9/28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09-28T00:00:00" table:style-name="ce5">
            <text:p>1977/9/28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09-30T00:00:00" table:style-name="ce5">
            <text:p>1977/9/3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09-30T00:00:00" table:style-name="ce5">
            <text:p>1977/9/3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0-14T00:00:00" table:style-name="ce5">
            <text:p>1977/10/14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0-14T00:00:00" table:style-name="ce5">
            <text:p>1977/10/14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0-14T00:00:00" table:style-name="ce5">
            <text:p>1977/10/14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0-14T00:00:00" table:style-name="ce5">
            <text:p>1977/10/14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0-19T00:00:00" table:style-name="ce5">
            <text:p>1977/10/1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0-19T00:00:00" table:style-name="ce5">
            <text:p>1977/10/1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0-25T00:00:00" table:style-name="ce5">
            <text:p>1977/10/25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0-25T00:00:00" table:style-name="ce5">
            <text:p>1977/10/25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0-26T00:00:00" table:style-name="ce5">
            <text:p>1977/10/26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0-26T00:00:00" table:style-name="ce5">
            <text:p>1977/10/26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0-29T00:00:00" table:style-name="ce5">
            <text:p>1977/10/2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0-29T00:00:00" table:style-name="ce5">
            <text:p>1977/10/2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1-01T00:00:00" table:style-name="ce5">
            <text:p>1977/11/1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1-01T00:00:00" table:style-name="ce5">
            <text:p>1977/11/1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1-02T00:00:00" table:style-name="ce5">
            <text:p>1977/11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1-02T00:00:00" table:style-name="ce5">
            <text:p>1977/11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1-08T00:00:00" table:style-name="ce5">
            <text:p>1977/11/8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1-08T00:00:00" table:style-name="ce5">
            <text:p>1977/11/8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1-11T00:00:00" table:style-name="ce5">
            <text:p>1977/11/11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1-11T00:00:00" table:style-name="ce5">
            <text:p>1977/11/11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1-12T00:00:00" table:style-name="ce5">
            <text:p>1977/11/12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1-12T00:00:00" table:style-name="ce5">
            <text:p>1977/11/12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1-18T00:00:00" table:style-name="ce5">
            <text:p>1977/11/18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1-18T00:00:00" table:style-name="ce5">
            <text:p>1977/11/18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1-18T00:00:00" table:style-name="ce5">
            <text:p>1977/11/18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1-18T00:00:00" table:style-name="ce5">
            <text:p>1977/11/18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1-18T00:00:00" table:style-name="ce5">
            <text:p>1977/11/18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1-18T00:00:00" table:style-name="ce5">
            <text:p>1977/11/18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1-25T00:00:00" table:style-name="ce5">
            <text:p>1977/11/25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1-25T00:00:00" table:style-name="ce5">
            <text:p>1977/11/25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1-28T00:00:00" table:style-name="ce5">
            <text:p>1977/11/28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1-28T00:00:00" table:style-name="ce5">
            <text:p>1977/11/28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1-29T00:00:00" table:style-name="ce5">
            <text:p>1977/11/2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1-29T00:00:00" table:style-name="ce5">
            <text:p>1977/11/2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2-02T00:00:00" table:style-name="ce5">
            <text:p>1977/12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2-02T00:00:00" table:style-name="ce5">
            <text:p>1977/12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6-13T00:00:00" table:style-name="ce5">
            <text:p>1978/6/1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6-13T00:00:00" table:style-name="ce5">
            <text:p>1978/6/1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6-19T00:00:00" table:style-name="ce5">
            <text:p>1978/6/19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6-19T00:00:00" table:style-name="ce5">
            <text:p>1978/6/19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紅組プレーオフ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7-27T00:00:00" table:style-name="ce5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7-27T00:00:00" table:style-name="ce5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0-25T00:00:00" table:style-name="ce5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0-25T00:00:00" table:style-name="ce5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1-14T00:00:00" table:style-name="ce5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1-14T00:00:00" table:style-name="ce5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1-27T00:00:00" table:style-name="ce5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1-27T00:00:00" table:style-name="ce5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2T00:00:00" table:style-name="ce5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2T00:00:00" table:style-name="ce5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3T00:00:00" table:style-name="ce5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3T00:00:00" table:style-name="ce5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21T00:00:00" table:style-name="ce5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21T00:00:00" table:style-name="ce5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1-31T00:00:00" table:style-name="ce5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1-31T00:00:00" table:style-name="ce5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21T00:00:00" table:style-name="ce5">
            <text:p>1979/6/21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田中寅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21T00:00:00" table:style-name="ce5">
            <text:p>1979/6/21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田中寅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27T00:00:00" table:style-name="ce5">
            <text:p>1979/6/27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27T00:00:00" table:style-name="ce5">
            <text:p>1979/6/27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29T00:00:00" table:style-name="ce5">
            <text:p>1979/6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29T00:00:00" table:style-name="ce5">
            <text:p>1979/6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7-05T00:00:00" table:style-name="ce5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7-05T00:00:00" table:style-name="ce5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9-04T00:00:00" table:style-name="ce5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9-04T00:00:00" table:style-name="ce5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9-18T00:00:00" table:style-name="ce5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9-18T00:00:00" table:style-name="ce5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0-22T00:00:00" table:style-name="ce5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0-22T00:00:00" table:style-name="ce5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13T00:00:00" table:style-name="ce5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13T00:00:00" table:style-name="ce5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29T00:00:00" table:style-name="ce5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29T00:00:00" table:style-name="ce5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2-17T00:00:00" table:style-name="ce5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2-17T00:00:00" table:style-name="ce5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1-21T00:00:00" table:style-name="ce5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1-21T00:00:00" table:style-name="ce5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01T00:00:00" table:style-name="ce5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01T00:00:00" table:style-name="ce5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05T00:00:00" table:style-name="ce5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05T00:00:00" table:style-name="ce5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27T00:00:00" table:style-name="ce5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27T00:00:00" table:style-name="ce5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3-17T00:00:00" table:style-name="ce5">
            <text:p>1980/3/17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小堀清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4-08-07T00:00:00" table:style-name="ce5">
            <text:p>1984/8/7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4-08-07T00:00:00" table:style-name="ce5">
            <text:p>1984/8/7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4-08-31T00:00:00" table:style-name="ce5">
            <text:p>1984/8/3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4-08-31T00:00:00" table:style-name="ce5">
            <text:p>1984/8/3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4-10-23T00:00:00" table:style-name="ce5">
            <text:p>1984/10/2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4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4-10-23T00:00:00" table:style-name="ce5">
            <text:p>1984/10/2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4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4-10-30T00:00:00" table:style-name="ce5">
            <text:p>1984/10/30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4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4-10-30T00:00:00" table:style-name="ce5">
            <text:p>1984/10/30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4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5-11-05T00:00:00" table:style-name="ce5">
            <text:p>1985/11/5</text:p>
          </table:table-cell>
          <table:table-cell office:value-type="string" table:style-name="ce2">
            <text:p>剱持松二</text:p>
          </table:table-cell>
          <table:table-cell office:value-type="string" table:style-name="ce2">
            <text:p>永作芳也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48期</text:p>
          </table:table-cell>
          <table:table-cell office:value-type="string" table:style-name="ce4">
            <text:p>二次予選</text:p>
          </table:table-cell>
          <table:table-cell table:style-name="ce2"/>
          <table:table-cell office:value-type="string" table:style-name="ce2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5-11-05T00:00:00" table:style-name="ce5">
            <text:p>1985/11/5</text:p>
          </table:table-cell>
          <table:table-cell office:value-type="string" table:style-name="ce2">
            <text:p>剱持松二</text:p>
          </table:table-cell>
          <table:table-cell office:value-type="string" table:style-name="ce2">
            <text:p>永作芳也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48期</text:p>
          </table:table-cell>
          <table:table-cell office:value-type="string" table:style-name="ce6">
            <text:p>一次予選</text:p>
          </table:table-cell>
          <table:table-cell table:style-name="ce2"/>
          <table:table-cell office:value-type="string" table:style-name="ce2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6-07-23T00:00:00" table:style-name="ce5">
            <text:p>1986/7/23</text:p>
          </table:table-cell>
          <table:table-cell office:value-type="string" table:style-name="ce2">
            <text:p>小林宏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35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6-07-23T00:00:00" table:style-name="ce5">
            <text:p>1986/7/23</text:p>
          </table:table-cell>
          <table:table-cell office:value-type="string" table:style-name="ce2">
            <text:p>小林宏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35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06-03T00:00:00" table:style-name="ce5">
            <text:p>1987/6/3</text:p>
          </table:table-cell>
          <table:table-cell office:value-type="string" table:style-name="ce2">
            <text:p>西川慶二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06-03T00:00:00" table:style-name="ce5">
            <text:p>1987/6/3</text:p>
          </table:table-cell>
          <table:table-cell office:value-type="string" table:style-name="ce2">
            <text:p>西川慶二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06-08T00:00:00" table:style-name="ce5">
            <text:p>1987/6/8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06-08T00:00:00" table:style-name="ce5">
            <text:p>1987/6/8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06-16T00:00:00" table:style-name="ce5">
            <text:p>1987/6/16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06-16T00:00:00" table:style-name="ce5">
            <text:p>1987/6/16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11-10T00:00:00" table:style-name="ce5">
            <text:p>1987/11/10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11-10T00:00:00" table:style-name="ce5">
            <text:p>1987/11/10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11-13T00:00:00" table:style-name="ce5">
            <text:p>1987/11/13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11-13T00:00:00" table:style-name="ce5">
            <text:p>1987/11/13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11-25T00:00:00" table:style-name="ce5">
            <text:p>1987/11/25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11-25T00:00:00" table:style-name="ce5">
            <text:p>1987/11/25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11-27T00:00:00" table:style-name="ce5">
            <text:p>1987/11/27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11-27T00:00:00" table:style-name="ce5">
            <text:p>1987/11/27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8-03-22T00:00:00" table:style-name="ce5">
            <text:p>1988/3/22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8-03-22T00:00:00" table:style-name="ce5">
            <text:p>1988/3/22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8-04-22T00:00:00" table:style-name="ce5">
            <text:p>1988/4/22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8-04-22T00:00:00" table:style-name="ce5">
            <text:p>1988/4/22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2-14T00:00:00" table:style-name="ce5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4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2-14T00:00:00" table:style-name="ce5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6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3-24T00:00:00" table:style-name="ce5">
            <text:p>1989/3/24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3-24T00:00:00" table:style-name="ce5">
            <text:p>1989/3/24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4-11T00:00:00" table:style-name="ce5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4-11T00:00:00" table:style-name="ce5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5-05T00:00:00" table:style-name="ce5">
            <text:p>1989/5/5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5-05T00:00:00" table:style-name="ce5">
            <text:p>1989/5/5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5-31T00:00:00" table:style-name="ce5">
            <text:p>1989/5/31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5-31T00:00:00" table:style-name="ce5">
            <text:p>1989/5/31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6-19T00:00:00" table:style-name="ce5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4">
            <text:p>ランキング戦</text:p>
          </table:table-cell>
          <table:table-cell office:value-type="string" table:style-name="ce2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6-19T00:00:00" table:style-name="ce5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6">
            <text:p>3位出場者決定戦</text:p>
          </table:table-cell>
          <table:table-cell office:value-type="string" table:style-name="ce2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0-12-17T00:00:00" table:style-name="ce5">
            <text:p>1990/12/17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58期</text:p>
          </table:table-cell>
          <table:table-cell office:value-type="string" table:style-name="ce4">
            <text:p>二次予選</text:p>
          </table:table-cell>
          <table:table-cell table:style-name="ce2"/>
          <table:table-cell office:value-type="string" table:style-name="ce2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0-12-17T00:00:00" table:style-name="ce5">
            <text:p>1990/12/17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58期</text:p>
          </table:table-cell>
          <table:table-cell office:value-type="string" table:style-name="ce6">
            <text:p>一次予選</text:p>
          </table:table-cell>
          <table:table-cell table:style-name="ce2"/>
          <table:table-cell office:value-type="string" table:style-name="ce2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2-25T00:00:00" table:style-name="ce5">
            <text:p>1992/2/25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白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2-25T00:00:00" table:style-name="ce5">
            <text:p>1992/2/25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3-09T00:00:00" table:style-name="ce5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3-09T00:00:00" table:style-name="ce5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3-19T00:00:00" table:style-name="ce5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3-19T00:00:00" table:style-name="ce5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3-25T00:00:00" table:style-name="ce5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3-25T00:00:00" table:style-name="ce5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6-18T00:00:00" table:style-name="ce5">
            <text:p>1992/6/18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6-18T00:00:00" table:style-name="ce5">
            <text:p>1992/6/18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6-19T00:00:00" table:style-name="ce5">
            <text:p>1992/6/1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6-19T00:00:00" table:style-name="ce5">
            <text:p>1992/6/1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6-26T00:00:00" table:style-name="ce5">
            <text:p>1992/6/26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6-26T00:00:00" table:style-name="ce5">
            <text:p>1992/6/26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12-26T00:00:00" table:style-name="ce5">
            <text:p>1992/12/26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62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12-26T00:00:00" table:style-name="ce5">
            <text:p>1992/12/26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62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3-01-08T00:00:00" table:style-name="ce5">
            <text:p>1993/1/8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62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3-01-08T00:00:00" table:style-name="ce5">
            <text:p>1993/1/8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62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3-11-24T00:00:00" table:style-name="ce5">
            <text:p>1993/11/24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3-11-24T00:00:00" table:style-name="ce5">
            <text:p>1993/11/24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4-02-22T00:00:00" table:style-name="ce5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4-02-22T00:00:00" table:style-name="ce5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4-11-15T00:00:00" table:style-name="ce5">
            <text:p>1994/11/15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4-11-15T00:00:00" table:style-name="ce5">
            <text:p>1994/11/15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4-11-18T00:00:00" table:style-name="ce5">
            <text:p>1994/11/18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4-11-18T00:00:00" table:style-name="ce5">
            <text:p>1994/11/18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5-06-09T00:00:00" table:style-name="ce5">
            <text:p>1995/6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5-06-09T00:00:00" table:style-name="ce5">
            <text:p>1995/6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5-06-16T00:00:00" table:style-name="ce5">
            <text:p>1995/6/16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5-06-16T00:00:00" table:style-name="ce5">
            <text:p>1995/6/16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5-11-10T00:00:00" table:style-name="ce5">
            <text:p>1995/11/10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5-11-10T00:00:00" table:style-name="ce5">
            <text:p>1995/11/10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5-11-28T00:00:00" table:style-name="ce5">
            <text:p>1995/11/28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5-11-28T00:00:00" table:style-name="ce5">
            <text:p>1995/11/28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6-11-15T00:00:00" table:style-name="ce5">
            <text:p>1996/11/15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6-11-15T00:00:00" table:style-name="ce5">
            <text:p>1996/11/15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6-11-18T00:00:00" table:style-name="ce5">
            <text:p>1996/11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6-11-18T00:00:00" table:style-name="ce5">
            <text:p>1996/11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7-07-14T00:00:00" table:style-name="ce5">
            <text:p>1997/7/14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7-07-14T00:00:00" table:style-name="ce5">
            <text:p>1997/7/14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7-08-06T00:00:00" table:style-name="ce5">
            <text:p>1997/8/6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7-08-06T00:00:00" table:style-name="ce5">
            <text:p>1997/8/6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8-11-25T00:00:00" table:style-name="ce5">
            <text:p>1998/11/25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48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8-11-25T00:00:00" table:style-name="ce5">
            <text:p>1998/11/25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48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8-11-25T00:00:00" table:style-name="ce5">
            <text:p>1998/11/25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48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8-11-25T00:00:00" table:style-name="ce5">
            <text:p>1998/11/25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48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8-12-04T00:00:00" table:style-name="ce5">
            <text:p>1998/12/4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8-12-04T00:00:00" table:style-name="ce5">
            <text:p>1998/12/4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8-12-04T00:00:00" table:style-name="ce5">
            <text:p>1998/12/4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8-12-04T00:00:00" table:style-name="ce5">
            <text:p>1998/12/4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06-09T00:00:00" table:style-name="ce5">
            <text:p>1999/6/9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06-09T00:00:00" table:style-name="ce5">
            <text:p>1999/6/9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06-11T00:00:00" table:style-name="ce5">
            <text:p>1999/6/11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number-columns-repeated="4" table:style-name="ce2"/>
          <table:table-cell table:number-columns-repeated="16371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06-11T00:00:00" table:style-name="ce5">
            <text:p>1999/6/11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06-18T00:00:00" table:style-name="ce5">
            <text:p>1999/6/18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06-18T00:00:00" table:style-name="ce5">
            <text:p>1999/6/18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11-20T00:00:00" table:style-name="ce5">
            <text:p>1999/11/20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11-20T00:00:00" table:style-name="ce5">
            <text:p>1999/11/20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11-25T00:00:00" table:style-name="ce5">
            <text:p>1999/11/25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11-25T00:00:00" table:style-name="ce5">
            <text:p>1999/11/25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4">
            <text:p>ランキング戦</text:p>
          </table:table-cell>
          <table:table-cell office:value-type="string" table:style-name="ce4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6">
            <text:p>昇級者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06-09T00:00:00" table:style-name="ce5">
            <text:p>2000/6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紅組残留決定戦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06-09T00:00:00" table:style-name="ce5">
            <text:p>2000/6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白組残留決定戦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10-25T00:00:00" table:style-name="ce5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4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10-25T00:00:00" table:style-name="ce5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6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11-07T00:00:00" table:style-name="ce5">
            <text:p>2000/11/7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11-07T00:00:00" table:style-name="ce5">
            <text:p>2000/11/7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11-21T00:00:00" table:style-name="ce5">
            <text:p>2000/11/2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11-21T00:00:00" table:style-name="ce5">
            <text:p>2000/11/2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1-10-30T00:00:00" table:style-name="ce5">
            <text:p>2001/10/30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1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1-10-30T00:00:00" table:style-name="ce5">
            <text:p>2001/10/30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1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1-11-01T00:00:00" table:style-name="ce5">
            <text:p>2001/11/1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1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1-11-01T00:00:00" table:style-name="ce5">
            <text:p>2001/11/1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1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2-05-29T00:00:00" table:style-name="ce5">
            <text:p>2002/5/29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2-05-29T00:00:00" table:style-name="ce5">
            <text:p>2002/5/29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々決勝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2-11-19T00:00:00" table:style-name="ce5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2-11-19T00:00:00" table:style-name="ce5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2-12-09T00:00:00" table:style-name="ce5">
            <text:p>2002/12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2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2-12-09T00:00:00" table:style-name="ce5">
            <text:p>2002/12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2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3-01-21T00:00:00" table:style-name="ce5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3-01-21T00:00:00" table:style-name="ce5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3-03-11T00:00:00" table:style-name="ce5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3-03-11T00:00:00" table:style-name="ce5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2-01-20T00:00:00" table:style-name="ce5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2-01-20T00:00:00" table:style-name="ce5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3-04-02T00:00:00" table:style-name="ce5">
            <text:p>2013/4/2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4組</text:p>
          </table:table-cell>
          <table:table-cell office:value-type="string" table:style-name="ce2">
            <text:p>決勝</text:p>
          </table:table-cell>
          <table:table-cell office:value-type="string" table:style-name="ce2">
            <text:p>当期他二次予選对局组别不明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3-04-02T00:00:00" table:style-name="ce5">
            <text:p>2013/4/2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二次予選</text:p>
          </table:table-cell>
          <table:table-cell table:style-name="ce6"/>
          <table:table-cell office:value-type="string" table:style-name="ce2">
            <text:p>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6">
            <text:p>13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澤田真吾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6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澤田真吾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6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伊藤博文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伊藤博文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4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1-20T00:00:00" table:style-name="ce5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1-20T00:00:00" table:style-name="ce5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三枚堂達也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三枚堂達也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藤森哲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今泉健司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竹内雄悟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星野良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藤森哲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今泉健司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竹内雄悟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星野良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4-26T00:00:00" table:style-name="ce5">
            <text:p>2017/4/26</text:p>
          </table:table-cell>
          <table:table-cell office:value-type="string" table:style-name="ce2">
            <text:p>戸辺誠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4">
            <text:p>二次予選</text:p>
          </table:table-cell>
          <table:table-cell office:value-type="string" table:style-name="ce2">
            <text:p>02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4-26T00:00:00" table:style-name="ce5">
            <text:p>2017/4/26</text:p>
          </table:table-cell>
          <table:table-cell office:value-type="string" table:style-name="ce2">
            <text:p>戸辺誠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6">
            <text:p>一次予選</text:p>
          </table:table-cell>
          <table:table-cell office:value-type="string" table:style-name="ce2">
            <text:p>02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5-01T00:00:00" table:style-name="ce5">
            <text:p>2017/5/1</text:p>
          </table:table-cell>
          <table:table-cell office:value-type="string" table:style-name="ce2">
            <text:p>遠山雄亮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4">
            <text:p>二次予選</text:p>
          </table:table-cell>
          <table:table-cell office:value-type="string" table:style-name="ce2">
            <text:p>02組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5-01T00:00:00" table:style-name="ce5">
            <text:p>2017/5/1</text:p>
          </table:table-cell>
          <table:table-cell office:value-type="string" table:style-name="ce2">
            <text:p>遠山雄亮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6">
            <text:p>一次予選</text:p>
          </table:table-cell>
          <table:table-cell office:value-type="string" table:style-name="ce2">
            <text:p>02組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5-02T00:00:00" table:style-name="ce5">
            <text:p>2017/5/2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4">
            <text:p>二次予選</text:p>
          </table:table-cell>
          <table:table-cell office:value-type="string" table:style-name="ce2">
            <text:p>05組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5-02T00:00:00" table:style-name="ce5">
            <text:p>2017/5/2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4">
            <text:p>二次予選</text:p>
          </table:table-cell>
          <table:table-cell office:value-type="string" table:style-name="ce2">
            <text:p>01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5-02T00:00:00" table:style-name="ce5">
            <text:p>2017/5/2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4">
            <text:p>二次予選</text:p>
          </table:table-cell>
          <table:table-cell office:value-type="string" table:style-name="ce2">
            <text:p>01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5-02T00:00:00" table:style-name="ce5">
            <text:p>2017/5/2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6">
            <text:p>一次予選</text:p>
          </table:table-cell>
          <table:table-cell office:value-type="string" table:style-name="ce2">
            <text:p>05組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5-02T00:00:00" table:style-name="ce5">
            <text:p>2017/5/2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6">
            <text:p>一次予選</text:p>
          </table:table-cell>
          <table:table-cell office:value-type="string" table:style-name="ce2">
            <text:p>01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5-02T00:00:00" table:style-name="ce5">
            <text:p>2017/5/2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6">
            <text:p>一次予選</text:p>
          </table:table-cell>
          <table:table-cell office:value-type="string" table:style-name="ce2">
            <text:p>01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中秀史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八代弥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中秀史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八代弥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平武洋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川上猛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平武洋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川上猛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佐藤和俊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佐藤和俊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小林裕士</text:p>
          </table:table-cell>
          <table:table-cell office:value-type="string" table:style-name="ce2">
            <text:p>平藤眞吾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4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中座真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小林裕士</text:p>
          </table:table-cell>
          <table:table-cell office:value-type="string" table:style-name="ce2">
            <text:p>平藤眞吾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6">
            <text:p>Aブロック</text:p>
          </table:table-cell>
          <table:table-cell office:value-type="string" table:style-name="ce2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中座真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長沼洋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木下浩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長沼洋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木下浩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4T00:00:00" table:style-name="ce5">
            <text:p>2017/7/4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所司和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4T00:00:00" table:style-name="ce5">
            <text:p>2017/7/4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所司和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近藤正和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近藤正和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28T00:00:00" table:style-name="ce5">
            <text:p>2017/7/28</text:p>
          </table:table-cell>
          <table:table-cell office:value-type="string" table:style-name="ce2">
            <text:p>小倉久史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28T00:00:00" table:style-name="ce5">
            <text:p>2017/7/28</text:p>
          </table:table-cell>
          <table:table-cell office:value-type="string" table:style-name="ce2">
            <text:p>小倉久史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8-15T00:00:00" table:style-name="ce5">
            <text:p>2017/8/15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table:style-name="ce4"/>
          <table:table-cell office:value-type="string" table:style-name="ce2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8-15T00:00:00" table:style-name="ce5">
            <text:p>2017/8/15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6">
            <text:p>Aブロック</text:p>
          </table:table-cell>
          <table:table-cell office:value-type="string" table:style-name="ce2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8-30T00:00:00" table:style-name="ce5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8-30T00:00:00" table:style-name="ce5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01T00:00:00" table:style-name="ce5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01T00:00:00" table:style-name="ce5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3T00:00:00" table:style-name="ce5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3T00:00:00" table:style-name="ce5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田村康介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田村康介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22T00:00:00" table:style-name="ce5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22T00:00:00" table:style-name="ce5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4">
            <text:p>Cブロック</text:p>
          </table:table-cell>
          <table:table-cell office:value-type="string" table:style-name="ce2">
            <text:p>決勝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6">
            <text:p>Bブロック</text:p>
          </table:table-cell>
          <table:table-cell office:value-type="string" table:style-name="ce2">
            <text:p>決勝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決勝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25T00:00:00" table:style-name="ce5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25T00:00:00" table:style-name="ce5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26T00:00:00" table:style-name="ce5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26T00:00:00" table:style-name="ce5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1-10T00:00:00" table:style-name="ce5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1-10T00:00:00" table:style-name="ce5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4T00:00:00" table:style-name="ce5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4T00:00:00" table:style-name="ce5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04T00:00:00" table:style-name="ce5">
            <text:p>2018/7/4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04T00:00:00" table:style-name="ce5">
            <text:p>2018/7/4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北浜健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北浜健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12T00:00:00" table:style-name="ce5">
            <text:p>2018/7/12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中田宏樹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12T00:00:00" table:style-name="ce5">
            <text:p>2018/7/12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中田宏樹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17T00:00:00" table:style-name="ce5">
            <text:p>2018/7/17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17T00:00:00" table:style-name="ce5">
            <text:p>2018/7/17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25T00:00:00" table:style-name="ce5">
            <text:p>2018/7/25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25T00:00:00" table:style-name="ce5">
            <text:p>2018/7/25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8-04T00:00:00" table:style-name="ce5">
            <text:p>2018/8/4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8-04T00:00:00" table:style-name="ce5">
            <text:p>2018/8/4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8-07T00:00:00" table:style-name="ce5">
            <text:p>2018/8/7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畠山成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8-07T00:00:00" table:style-name="ce5">
            <text:p>2018/8/7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畠山成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4" table:style-name="ce2"/>
          <table:table-cell table:number-columns-repeated="16371" table:style-name="ce1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9-02-15T00:00:00" table:style-name="ce5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2回戦</text:p>
          </table:table-cell>
          <table:table-cell table:number-columns-repeated="4" table:style-name="ce2"/>
          <table:table-cell table:number-columns-repeated="16371" table:style-name="ce1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9-02-15T00:00:00" table:style-name="ce5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9-07-08T00:00:00" table:style-name="ce5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9-07-08T00:00:00" table:style-name="ce5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6">
            <text:p>準々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9-08-08T00:00:00" table:style-name="ce5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4">
            <text:p>3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9-08-08T00:00:00" table:style-name="ce5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6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string" table:style-name="ce8">
            <text:p>1957/10/??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6">
            <text:p>重複解消（日付不明）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string" table:style-name="ce5">
            <text:p>1986/??/??</text:p>
          </table:table-cell>
          <table:table-cell office:value-type="string" table:style-name="ce2">
            <text:p>木村義徳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予選</text:p>
          </table:table-cell>
          <table:table-cell table:style-name="ce2"/>
          <table:table-cell office:value-type="string" table:style-name="ce2">
            <text:p>02回戦</text:p>
          </table:table-cell>
          <table:table-cell office:value-type="string" table:style-name="ce4">
            <text:p>対局缺失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string" table:style-name="ce5">
            <text:p>1986/??/??</text:p>
          </table:table-cell>
          <table:table-cell office:value-type="string" table:style-name="ce2">
            <text:p>木村義徳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予選</text:p>
          </table:table-cell>
          <table:table-cell table:style-name="ce2"/>
          <table:table-cell office:value-type="string" table:style-name="ce2">
            <text:p>02回戦</text:p>
          </table:table-cell>
          <table:table-cell office:value-type="string" table:style-name="ce6">
            <text:p>日付不明</text:p>
          </table:table-cell>
          <table:table-cell table:number-columns-repeated="16374"/>
        </table:table-row>
        <table:table-row table:number-rows-repeated="1048011" table:style-name="ro1">
          <table:table-cell table:number-columns-repeated="16384"/>
        </table:table-row>
      </table:table>
      <table:database-ranges>
        <table:database-range table:target-range-address="errors.A302:errors.J319" table:contains-header="false">
          <table:sort>
            <table:sort-by table:field-number="1"/>
          </table:sort>
        </table:database-range>
        <table:database-range table:target-range-address="errors.A1:errors.J565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Micheal Johnson</meta:initial-creator>
    <dc:creator>Micheal Johnson</dc:creator>
    <meta:creation-date>2020-01-27T03:42:23Z</meta:creation-date>
    <dc:date>2020-02-11T01:44:07Z</dc:date>
    <meta:user-defined meta:name="WorkbookGuid">dfd2ee33-1efe-4fa1-a778-61e8eb1776c8</meta:user-defined>
  </office:meta>
</office:document-meta>
</file>